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170100000200C9DE89A7153B63D8.png" manifest:media-type="image/png"/>
  <manifest:file-entry manifest:full-path="Pictures/100002010000040000000400923F231ED74082F7.png" manifest:media-type="image/png"/>
  <manifest:file-entry manifest:full-path="Pictures/1000020100000400000004009131675EB455E576.png" manifest:media-type="image/png"/>
  <manifest:file-entry manifest:full-path="Pictures/1000020100000400000004005F37B8C86E448050.png" manifest:media-type="image/png"/>
  <manifest:file-entry manifest:full-path="Pictures/100002010000040000000400ABA2497F3CF5D4E6.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Ubuntu Mono1" svg:font-family="'Ubuntu Mono'" style:font-pitch="fixed"/>
    <style:font-face style:name="Arial" svg:font-family="Arial" style:font-pitch="variable"/>
    <style:font-face style:name="DejaVu Sans" svg:font-family="'DejaVu Sans'" style:font-pitch="variable"/>
    <style:font-face style:name="Liberation Sans2" svg:font-family="'Liberation Sans'" style:font-pitch="variable"/>
    <style:font-face style:name="Liberation Serif" svg:font-family="'Liberation Serif'" style:font-pitch="variable"/>
    <style:font-face style:name="Linux Libertine G1" svg:font-family="'Linux Libertine G'" style:font-pitch="variable"/>
    <style:font-face style:name="Ubuntu Mono" svg:font-family="'Ubuntu Mono'"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Open Sans Light" svg:font-family="'Open Sans Light'" style:font-family-generic="swiss" style:font-pitch="variable"/>
    <style:font-face style:name="Arial3" svg:font-family="Arial" style:font-family-generic="system" style:font-pitch="variable"/>
    <style:font-face style:name="DejaVu Sans1" svg:font-family="'DejaVu Sans'" style:font-family-generic="system"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solid" draw:fill-color="#ffffff" draw:textarea-horizontal-align="justify" draw:textarea-vertical-align="middle" draw:auto-grow-height="false" fo:min-height="10.378cm" fo:min-width="18.653cm"/>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solid" draw:fill-color="#000000" draw:textarea-horizontal-align="center" draw:textarea-vertical-align="middle" fo:min-height="0.962cm" draw:shadow="hidden"/>
    </style:style>
    <style:style style:name="gr4" style:family="graphic" style:parent-style-name="standard">
      <style:graphic-properties draw:stroke="none" draw:fill="gradient" draw:fill-gradient-name="Gradient_20_7" draw:gradient-step-count="64" draw:opacity="100%" draw:textarea-horizontal-align="justify" draw:textarea-vertical-align="middle" draw:auto-grow-height="false" fo:min-height="2.068cm" fo:min-width="0.237cm" draw:shadow-opacity="100%"/>
    </style:style>
    <style:style style:name="gr5" style:family="graphic" style:parent-style-name="standard">
      <style:graphic-properties draw:stroke="none" svg:stroke-color="#000000" draw:fill="solid" draw:fill-color="#000000" draw:textarea-horizontal-align="center" draw:textarea-vertical-align="middle" fo:min-height="0.92cm" draw:shadow="hidden"/>
    </style:style>
    <style:style style:name="gr6" style:family="graphic" style:parent-style-name="standard">
      <style:graphic-properties svg:stroke-width="0.2cm" svg:stroke-color="#ff0000" draw:marker-start-width="0.5cm" draw:marker-end-width="0.5cm" draw:fill="none" draw:textarea-horizontal-align="justify" draw:textarea-vertical-align="middle" draw:auto-grow-height="false" fo:min-height="0.994cm" fo:min-width="0.7cm" fo:padding-top="0.225cm" fo:padding-bottom="0.225cm" fo:padding-left="0.35cm" fo:padding-right="0.35cm"/>
    </style:style>
    <style:style style:name="gr7" style:family="graphic" style:parent-style-name="objectwithoutfill">
      <style:graphic-properties svg:stroke-width="0.2cm" svg:stroke-color="#ff0000" draw:marker-start-width="0.5cm" draw:marker-end-width="0.5cm" svg:stroke-linecap="round" draw:fill="none" draw:textarea-vertical-align="middle" fo:padding-top="0.225cm" fo:padding-bottom="0.225cm" fo:padding-left="0.35cm" fo:padding-right="0.35cm"/>
    </style:style>
    <style:style style:name="gr8" style:family="graphic" style:parent-style-name="standard">
      <style:graphic-properties svg:stroke-color="#ffffff" draw:fill-color="#ffffff" draw:textarea-horizontal-align="justify" draw:textarea-vertical-align="middle" draw:auto-grow-height="false" fo:min-height="0cm" fo:min-width="0cm"/>
    </style:style>
    <style:style style:name="gr9" style:family="graphic" style:parent-style-name="objectwithoutfill">
      <style:graphic-properties svg:stroke-width="0.2cm" svg:stroke-color="#ff0000" draw:marker-start-width="0.3cm" draw:marker-end-width="0.3cm" svg:stroke-linecap="round" draw:fill="none" draw:textarea-vertical-align="middle" fo:padding-top="0.225cm" fo:padding-bottom="0.225cm" fo:padding-left="0.35cm" fo:padding-right="0.35cm"/>
    </style:style>
    <style:style style:name="gr10" style:family="graphic" style:parent-style-name="standard">
      <style:graphic-properties draw:stroke="none" svg:stroke-color="#ffffff" draw:fill-color="#ff0000" draw:textarea-horizontal-align="justify" draw:textarea-vertical-align="middle" draw:auto-grow-height="false" fo:min-height="0cm" fo:min-width="0cm"/>
    </style:style>
    <style:style style:name="gr11" style:family="graphic">
      <style:graphic-properties style:protect="size"/>
    </style:style>
    <style:style style:name="pr1" style:family="presentation" style:parent-style-name="TITLE-notes" style:list-style-name="L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loext:graphic-properties draw:fill="solid" draw:fill-color="#ffffff"/>
      <style:paragraph-properties fo:text-align="center"/>
    </style:style>
    <style:style style:name="P2" style:family="paragraph">
      <loext:graphic-properties draw:fill="none"/>
      <style:paragraph-properties fo:text-align="center"/>
      <style:text-properties fo:color="#000000"/>
    </style:style>
    <style:style style:name="P3" style:family="paragraph">
      <loext:graphic-properties draw:fill="solid" draw:fill-color="#000000"/>
      <style:paragraph-properties fo:text-align="center" style:writing-mode="lr-tb"/>
      <style:text-properties fo:color="#000000" style:font-name="Open Sans Light" fo:font-size="20pt"/>
    </style:style>
    <style:style style:name="P4" style:family="paragraph">
      <loext:graphic-properties draw:fill="gradient" draw:fill-gradient-name="Gradient_20_7" draw:gradient-step-count="64" draw:opacity="100%"/>
      <style:paragraph-properties fo:text-align="center"/>
    </style:style>
    <style:style style:name="P5" style:family="paragraph">
      <loext:graphic-properties draw:fill="solid" draw:fill-color="#000000"/>
      <style:paragraph-properties fo:text-align="center" style:writing-mode="lr-tb"/>
      <style:text-properties fo:color="#000000" style:font-name="Ubuntu Mono1" fo:font-size="26pt" style:font-size-asian="26pt" style:font-size-complex="26pt"/>
    </style:style>
    <style:style style:name="P6" style:family="paragraph">
      <loext:graphic-properties draw:fill="none"/>
      <style:paragraph-properties fo:text-align="center"/>
    </style:style>
    <style:style style:name="P7" style:family="paragraph">
      <loext:graphic-properties draw:fill-color="#ffffff"/>
      <style:paragraph-properties fo:text-align="center"/>
    </style:style>
    <style:style style:name="P8" style:family="paragraph">
      <loext:graphic-properties draw:fill-color="#ff0000"/>
      <style:paragraph-properties fo:text-align="center"/>
    </style:style>
    <style:style style:name="P9"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text:list-style style:name="L1">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custom-shape draw:style-name="gr1" draw:text-style-name="P1" draw:layer="layout" svg:width="19.525cm" svg:height="11cm" svg:x="2.938cm" svg:y="1.644cm">
          <text:p/>
          <draw:enhanced-geometry svg:viewBox="0 0 21600 21600" draw:mirror-horizontal="false" draw:mirror-vertical="false" draw:path-stretchpoint-x="10800" draw:path-stretchpoint-y="10800" draw:text-areas="?f3 ?f4 ?f5 ?f6" draw:type="round-rectangle" draw:modifiers="1249.3977498345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4.803cm" svg:height="4.82cm" svg:x="3.254cm" svg:y="1.982cm">
          <draw:image xlink:href="Pictures/100002010000040000000400ABA2497F3CF5D4E6.png" xlink:type="simple" xlink:show="embed" xlink:actuate="onLoad" loext:mime-type="image/png">
            <text:p/>
          </draw:image>
        </draw:frame>
        <draw:frame draw:style-name="gr2" draw:text-style-name="P2" draw:layer="layout" svg:width="4.804cm" svg:height="4.82cm" svg:x="7.814cm" svg:y="1.982cm">
          <draw:image xlink:href="Pictures/1000020100000400000004005F37B8C86E448050.png" xlink:type="simple" xlink:show="embed" xlink:actuate="onLoad" loext:mime-type="image/png">
            <text:p/>
          </draw:image>
        </draw:frame>
        <draw:frame draw:style-name="gr2" draw:text-style-name="P2" draw:layer="layout" svg:width="4.802cm" svg:height="4.82cm" svg:x="12.58cm" svg:y="1.971cm">
          <draw:image xlink:href="Pictures/1000020100000400000004009131675EB455E576.png" xlink:type="simple" xlink:show="embed" xlink:actuate="onLoad" loext:mime-type="image/png">
            <text:p/>
          </draw:image>
        </draw:frame>
        <draw:frame draw:style-name="gr2" draw:text-style-name="P2" draw:layer="layout" svg:width="4.803cm" svg:height="4.82cm" svg:x="17.381cm" svg:y="1.971cm">
          <draw:image xlink:href="Pictures/100002010000040000000400923F231ED74082F7.png" xlink:type="simple" xlink:show="embed" xlink:actuate="onLoad" loext:mime-type="image/png">
            <text:p/>
          </draw:image>
        </draw:frame>
        <draw:g>
          <draw:polygon draw:style-name="gr3" draw:text-style-name="P3" draw:layer="layout" svg:width="0.378cm" svg:height="0.692cm" svg:x="4.214cm" svg:y="7.595cm" svg:viewBox="0 0 379 693" draw:points="379,693 0,693 0,0 379,0 379,45 48,45 48,307 360,307 360,351 48,351 48,648 379,648">
            <text:p/>
          </draw:polygon>
          <draw:polygon draw:style-name="gr3" draw:text-style-name="P3" draw:layer="layout" svg:width="0.43cm" svg:height="0.515cm" svg:x="4.677cm" svg:y="7.772cm" svg:viewBox="0 0 431 516" draw:points="187,250 7,0 61,0 215,217 367,0 419,0 242,250 431,516 377,516 215,286 52,516 0,516">
            <text:p/>
          </draw:polygon>
          <draw:path draw:style-name="gr3" draw:text-style-name="P3" draw:layer="layout" svg:width="0.386cm" svg:height="0.533cm" svg:x="5.182cm" svg:y="7.764cm" svg:viewBox="0 0 387 534" svg:d="M353 524l-12-81h-4l-10 11-10 12-9 10-10 9-10 8-10 8-11 6-10 6-10 5-11 4-12 3-12 3-12 3-13 1-13 1-14 1-18-1-18-2-16-3-15-4-14-6-7-3-7-3-6-4-6-4-5-5-6-4-5-5-5-6-4-5-4-6-4-6-4-6-3-6-2-7-3-6-2-8-3-14-2-16-1-17v-9l1-9 1-9 2-8 2-9 3-8 3-7 4-8 4-7 5-7 5-7 5-6 6-6 7-6 7-6 8-5 8-5 8-5 19-8 20-8 22-6 23-5 26-3 27-3 29-1 98-3v-34l-1-18-1-16-3-16-3-14-4-14-5-12-3-5-3-6-4-5-3-5-4-4-4-5-5-4-4-3-5-4-6-3-5-2-6-3-6-2-7-2-13-3-15-2h-16-18l-18 2-19 3-18 5-19 5-19 7-19 8-19 10-17-41 21-10 21-8 21-6 21-6 21-4 21-4 21-1 21-1 20 1 19 2 18 3 17 5 7 3 8 3 7 4 7 4 6 4 6 5 6 5 5 5 5 6 5 6 5 6 4 7 3 7 4 8 3 8 3 8 4 18 4 20 2 21v22 343zM163 491l20-1 19-2 18-4 17-5 8-3 8-4 7-3 7-5 7-4 7-5 6-6 6-5 6-6 5-7 5-6 5-7 4-7 4-8 4-8 3-8 5-17 4-18 2-19 1-20v-51l-90 4-26 1-25 3-22 3-20 4-19 4-16 6-14 6-7 3-6 4-6 3-5 4-5 5-4 4-4 5-4 5-4 5-3 5-2 6-3 6-2 6-1 7-2 6v7l-1 8v7 12l2 11 2 10 1 5 2 5 2 5 2 4 3 4 2 4 3 4 3 4 4 4 3 3 4 3 4 3 4 3 5 3 4 2 5 2 10 4 11 3 12 2 12 1z">
            <text:p/>
          </draw:path>
          <draw:polygon draw:style-name="gr3" draw:text-style-name="P3" draw:layer="layout" svg:width="0.689cm" svg:height="0.524cm" svg:x="5.733cm" svg:y="7.763cm" svg:viewBox="0 0 690 525" draw:points="644,525 644,187 643,169 642,152 640,136 636,122 632,109 630,103 627,97 624,92 621,87 618,82 614,77 611,73 606,69 602,66 598,62 593,59 588,56 583,54 577,51 571,49 565,48 553,45 539,43 524,43 505,43 487,45 471,49 463,51 455,54 448,56 441,60 435,63 429,67 423,71 417,76 412,81 407,86 403,92 398,98 394,104 391,111 387,118 384,126 379,142 375,160 372,180 370,201 369,223 369,525 321,525 321,173 321,157 320,142 317,129 314,116 310,104 305,94 299,84 292,75 284,68 275,61 265,55 254,51 243,47 230,45 216,43 202,43 182,43 164,46 156,47 147,49 139,52 132,54 125,58 118,61 111,65 105,69 99,74 94,79 89,84 84,90 79,96 75,103 71,110 68,117 61,133 56,151 52,171 49,192 48,216 47,241 47,525 0,525 0,10 39,10 49,81 52,81 57,71 63,62 70,54 78,47 85,39 94,33 103,27 112,21 122,16 133,12 143,8 154,5 165,3 176,1 187,0 199,0 214,0 228,1 242,3 255,6 267,9 278,13 289,18 299,23 309,29 317,36 325,43 333,51 339,60 345,70 351,80 356,92 357,92 364,81 371,71 379,61 387,53 396,44 405,37 415,30 425,24 436,18 447,13 458,9 470,6 483,3 495,1 508,0 521,0 542,1 561,3 579,6 595,11 603,14 610,18 617,21 624,25 631,30 637,34 643,40 648,45 653,51 658,57 662,64 666,71 670,78 674,86 680,103 684,122 688,142 689,165 690,188 690,525">
            <text:p/>
          </draw:polygon>
          <draw:path draw:style-name="gr3" draw:text-style-name="P3" draw:layer="layout" svg:width="0.434cm" svg:height="0.758cm" svg:x="6.59cm" svg:y="7.763cm" svg:viewBox="0 0 435 759" svg:d="M220 535l-28-1-14-2-13-2-13-3-12-4-11-5-11-5-11-6-10-7-10-7-9-8-8-9-8-9-8-10-7-11h-3l1 40 2 77v196h-47v-749h40l9 73h3l7-10 7-9 8-9 8-8 9-8 9-6 10-7 11-5 10-5 12-4 12-4 12-3 13-2 13-2 28-1 26 1 23 3 12 3 11 3 10 3 10 4 10 5 9 5 9 5 9 7 8 6 8 8 7 7 7 9 7 8 6 10 6 9 5 11 10 22 7 24 6 26 5 28 2 29 1 32-1 31-2 29-5 27-6 26-8 24-10 22-6 10-6 10-6 9-7 9-8 9-8 8-8 7-8 7-9 6-9 6-9 5-10 5-10 4-10 3-10 3-11 3-12 2-11 1zM219 494l20-1 9-1 9-2 8-2 9-3 8-3 8-3 7-4 7-4 7-5 7-5 6-6 7-6 5-7 6-7 5-8 5-8 9-17 7-18 7-20 4-21 4-23 2-24v-26-27l-2-26-3-24-5-22-6-21-7-19-8-16-10-15-11-14-12-11-13-10-15-8-16-6-17-5-19-2-20-1h-21l-21 3-18 4-9 2-9 3-8 3-8 4-7 4-7 5-6 4-7 6-5 5-6 6-5 7-5 7-4 7-4 8-4 8-4 9-6 19-4 22-3 23-2 25-1 27v15l1 29 1 27 4 25 4 23 6 20 7 19 4 8 4 8 5 7 4 7 6 6 5 6 6 5 7 6 7 4 7 4 8 4 8 4 8 3 9 2 19 4 20 3z">
            <text:p/>
          </draw:path>
          <draw:polygon draw:style-name="gr3" draw:text-style-name="P3" draw:layer="layout" svg:width="0.046cm" svg:height="0.737cm" svg:x="7.166cm" svg:y="7.55cm" svg:viewBox="0 0 47 738" draw:points="47,738 0,738 0,0 47,0">
            <text:p/>
          </draw:polygon>
          <draw:path draw:style-name="gr3" draw:text-style-name="P3" draw:layer="layout" svg:width="0.419cm" svg:height="0.534cm" svg:x="7.357cm" svg:y="7.763cm" svg:viewBox="0 0 420 535" svg:d="M238 535l-27-1-26-3-24-6-12-3-11-4-11-5-10-5-10-6-10-6-9-7-9-7-8-8-8-8-8-9-7-10-7-9-6-10-5-11-5-11-9-23-7-26-5-26-3-29-1-30 1-30 3-29 5-27 6-25 9-24 10-23 12-20 7-10 8-10 7-9 9-8 8-8 9-7 9-7 9-6 10-6 10-4 10-5 11-4 11-3 11-2 12-2 12-2 25-1 22 1 11 1 10 2 10 2 10 3 9 3 10 4 8 4 9 5 8 5 8 6 8 6 7 7 7 7 7 8 6 8 6 8 6 9 5 9 9 20 7 20 6 23 4 23 3 26v26 38h-371l1 26 3 24 4 23 5 21 7 19 4 9 5 9 4 9 5 7 6 8 6 7 6 7 7 6 7 6 7 6 7 5 8 4 8 5 9 3 9 3 9 3 19 5 21 2 22 1h21l20-1 19-2 17-3 9-2 9-2 20-6 23-7 24-10v43l-21 9-21 7-20 6-9 2-10 2-18 3-20 2-21 1zM224 42h-18l-17 3-8 1-8 3-8 2-8 3-7 3-7 4-7 4-7 4-6 5-7 5-5 6-6 6-6 6-5 7-9 14-9 16-7 17-6 18-5 20-3 21-3 22h319l-1-21-2-21-3-19-4-18-6-17-6-16-8-15-4-6-5-7-5-6-5-6-6-5-5-5-6-4-7-5-6-3-7-4-6-3-7-2-8-2-7-2-8-2-8-1z">
            <text:p/>
          </draw:path>
          <draw:path draw:style-name="gr3" draw:text-style-name="P3" draw:layer="layout" svg:width="0.076cm" svg:height="0.515cm" svg:x="7.913cm" svg:y="7.782cm" svg:viewBox="0 0 77 516" svg:d="M0 469v-5l1-6v-5l1-4 2-4 1-4 2-4 2-3 3-2 3-3 3-2 3-1 4-2 4-1h4 5 5 4l4 1 4 2 3 1 4 2 2 3 3 2 2 3 2 4 2 4 1 4 1 4 1 5 1 6v5 6l-1 5-1 5-1 4-1 5-2 3-2 4-2 3-3 3-2 2-4 2-3 2-4 1-4 1h-4l-5 1-5-1h-4l-4-1-4-1-3-2-3-2-3-2-3-3-2-3-2-4-1-3-2-5-1-4v-5l-1-5zM0 46v-5l1-5v-5l1-5 2-4 1-4 2-3 2-3 3-3 3-2 3-2 3-2 4-1 4-1 4-1h5 5l4 1 4 1 4 1 3 2 4 2 2 2 3 3 2 3 2 3 2 4 1 4 1 5 1 5 1 5v5 7l-1 5-1 5-1 5-1 2-1 2v2l-1 2-2 2-1 2-1 1-1 2-3 2-3 2-2 1-1 1-2 1-2 1h-2l-1 1-4 1h-4-4-4-4l-3-1-2-1h-2l-2-1-1-1-2-1-1-1-3-2-3-2-1-2-2-1-1-2-1-2-1-2-1-2-1-2v-2l-1-5-1-5-1-5z">
            <text:p/>
          </draw:path>
        </draw:g>
        <draw:custom-shape draw:name="Example Highlighter" draw:style-name="gr4" draw:text-style-name="P4" xml:id="id1" draw:id="id1" draw:layer="layout" svg:width="0.777cm" svg:height="2.358cm" svg:x="4.023cm" svg:y="9.242cm">
          <text:p/>
          <draw:enhanced-geometry svg:viewBox="0 0 21600 21600" draw:path-stretchpoint-x="10800" draw:path-stretchpoint-y="10800" draw:text-areas="?f3 ?f4 ?f5 ?f6" draw:type="round-rectangle" draw:modifiers="1959.474353539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gr5" draw:text-style-name="P5" draw:layer="layout" svg:width="0.522cm" svg:height="0.612cm" svg:x="4.153cm" svg:y="9.762cm" svg:viewBox="0 0 523 613" svg:d="M276 0l29 1 27 4 13 2 12 3 12 4 12 4 11 5 11 6 10 6 10 6 10 8 9 7 9 9 8 9 8 9 7 10 7 11 6 11 6 12 5 13 9 27 7 29 5 31 3 34 1 37v36h-418l2 22 4 21 5 19 7 18 4 9 4 8 5 8 5 7 5 7 6 7 6 6 7 6 6 6 8 6 7 5 8 4 8 4 9 4 18 7 20 5 20 4 23 2 23 1 27-1 25-1 22-3 11-2 10-2 18-4 16-5 7-3 7-2 6-2 5-3 14 88-5 3-6 3-8 2-8 3-18 5-23 6-13 3-13 2-27 3-28 3h-30-19l-18-1-17-2-17-3-17-3-15-4-16-5-14-5-14-6-14-7-12-7-13-8-11-8-11-9-11-9-9-10-10-10-8-11-8-11-7-12-7-12-6-13-6-14-5-13-5-15-3-14-4-15-2-15-2-15-2-16-1-16v-16-19l1-19 2-18 3-17 3-17 4-16 5-16 6-14 6-15 7-13 7-13 8-12 8-12 8-11 9-10 10-10 10-9 10-9 11-8 11-7 11-7 11-6 12-6 12-5 13-4 12-4 12-4 13-2 13-2 12-2 13-1zM417 250v-19l-2-17-3-16-4-15-6-14-3-7-4-7-3-6-5-6-4-6-5-5-5-5-5-5-5-5-6-4-6-4-6-4-6-3-6-3-7-2-6-3-7-1-8-2-14-2-16-1-9 1h-9l-9 1-8 2-8 2-8 2-8 3-7 3-8 4-7 4-6 4-7 4-6 5-6 5-6 5-5 6-6 6-5 5-4 7-5 6-4 7-4 6-3 7-3 7-3 8-3 7-3 7-2 8-2 7-1 8-2 7-1 8z">
            <text:p/>
          </draw:path>
          <draw:polygon draw:style-name="gr5" draw:text-style-name="P5" draw:layer="layout" svg:width="0.463cm" svg:height="0.612cm" svg:x="4.82cm" svg:y="9.762cm" svg:viewBox="0 0 464 613" draw:points="359,453 359,449 359,445 358,442 358,438 357,434 356,431 354,428 353,424 351,421 349,418 347,415 345,412 342,409 340,406 334,401 327,396 320,391 312,387 305,382 296,378 288,374 269,366 185,336 163,329 142,320 121,311 102,300 92,295 83,289 74,283 66,276 58,270 51,262 44,255 37,247 31,239 26,230 21,221 18,211 15,201 13,189 12,178 11,165 12,157 12,148 13,140 15,131 17,123 19,116 22,108 26,100 30,93 34,86 38,79 44,72 49,66 55,60 69,47 76,42 84,36 93,31 101,27 111,22 121,18 142,12 166,7 191,3 219,1 248,0 273,0 297,2 322,4 347,7 372,11 395,15 416,20 435,25 416,119 411,116 404,113 397,111 388,108 379,105 369,103 359,100 348,98 336,96 325,94 312,92 299,91 287,90 274,89 262,89 250,88 218,90 203,91 190,93 178,96 167,99 157,103 148,107 140,112 133,117 127,124 122,130 118,137 116,145 114,154 113,163 114,166 114,169 114,172 115,176 116,179 117,182 118,184 120,187 122,190 124,193 126,195 128,198 131,200 133,203 139,208 146,212 153,217 161,221 168,225 186,233 204,241 289,272 311,280 333,289 353,300 373,310 383,316 392,322 401,329 409,336 417,343 424,350 431,357 438,365 444,374 449,382 454,392 458,402 460,412 462,423 464,435 464,447 464,457 463,466 462,475 460,484 458,493 455,501 452,509 449,517 444,525 440,532 435,539 429,546 423,552 417,558 410,564 402,570 394,575 386,580 377,585 367,589 346,596 322,602 297,607 269,611 239,613 207,613 177,613 149,611 122,608 96,603 71,597 47,591 23,582 0,573 20,478 43,488 65,497 89,505 113,512 125,515 138,517 150,520 163,522 176,523 190,524 217,525 250,524 279,520 292,518 304,515 314,511 324,507 332,502 339,497 345,491 350,484 354,477 357,470 359,462">
            <text:p/>
          </draw:polygon>
          <draw:polygon draw:style-name="gr5" draw:text-style-name="P5" draw:layer="layout" svg:width="0.506cm" svg:height="0.612cm" svg:x="5.434cm" svg:y="9.762cm" svg:viewBox="0 0 507 613" draw:points="0,308 0,288 2,269 4,251 6,234 10,217 14,201 19,185 25,170 32,156 39,143 47,130 55,117 64,106 74,95 84,84 95,74 106,65 118,57 130,49 142,41 155,35 169,29 183,23 197,18 212,14 227,10 242,7 258,5 274,3 290,1 306,0 323,0 344,0 365,1 387,3 408,6 429,9 452,14 474,20 498,27 474,116 454,109 434,104 416,99 407,98 398,97 380,95 363,93 345,92 328,92 317,92 305,93 294,94 284,95 273,97 263,99 252,101 242,104 232,107 223,111 213,115 204,120 196,125 188,130 180,136 172,142 165,149 158,156 152,164 145,172 140,180 134,189 129,199 125,209 121,219 117,230 114,242 112,254 110,267 108,280 107,294 107,308 107,322 108,335 109,347 111,359 114,371 116,382 120,393 124,403 128,413 133,422 138,431 143,439 149,447 156,455 162,462 170,469 177,475 185,481 193,486 202,491 211,496 221,500 231,504 241,507 251,510 262,513 273,515 285,517 296,518 308,519 320,520 333,520 353,520 372,519 392,517 410,515 429,513 449,508 470,503 492,496 507,583 485,591 462,597 440,602 417,606 394,609 370,612 345,613 319,613 302,613 284,612 268,611 251,608 235,606 220,602 205,598 190,594 175,589 161,583 148,576 135,570 123,562 111,554 100,545 89,536 79,527 69,516 60,505 51,494 43,481 36,469 29,455 23,441 18,426 13,411 9,395 6,379 3,362 1,345 0,327">
            <text:p/>
          </draw:polygon>
          <draw:path draw:style-name="gr5" draw:text-style-name="P5" draw:layer="layout" svg:width="0.471cm" svg:height="0.612cm" svg:x="6.079cm" svg:y="9.762cm" svg:viewBox="0 0 472 613" svg:d="M248 525l37-1 17-1 16-1 15-1 14-1 12-2 10-2v-174l-10-3-12-3-12-2-14-2-14-2-15-1-15-1h-16-14l-15 1-14 1-14 2-7 2-6 1-7 2-6 2-6 2-6 2-5 2-6 3-5 3-5 3-5 4-4 3-5 4-4 4-4 4-3 5-3 5-3 5-3 5-2 5-1 6-1 7-1 6v7l1 14v6l1 6 2 6 1 6 2 5 3 5 2 5 3 4 3 5 4 4 3 3 4 4 5 3 4 3 10 5 11 4 12 4 13 3 13 3 14 2 15 1zM238 0h16l16 1 15 1 14 2 13 2 13 3 12 4 12 3 11 5 10 4 10 5 9 6 9 6 8 6 8 7 7 7 7 7 6 8 6 8 5 9 4 9 5 9 3 10 3 10 3 11 2 11 2 11 2 11 1 12 1 11 1 24v366l-97 15-30 4-31 3-30 2h-32-24l-23-2-23-2-23-4-11-2-11-3-11-3-10-3-10-4-10-4-9-5-9-5-8-5-9-6-7-7-8-7-7-7-6-8-6-9-6-8-5-10-4-10-4-11-3-11-2-12-2-13-1-13v-14-12l1-12 2-11 3-11 3-11 3-10 5-9 5-9 6-9 6-8 6-7 7-7 8-7 7-7 8-6 9-5 9-5 9-5 9-5 10-4 10-3 10-4 11-3 11-2 23-4 22-3 23-2 22-1 31 1 31 3 30 4 29 6v-29-13l-1-13-2-12-2-13-2-6-2-6-2-6-2-5-3-6-3-5-4-5-4-6-4-4-4-5-5-5-5-4-6-4-6-3-6-4-7-3-7-2-7-3-8-2-9-2-9-1-9-1h-10l-11-1-26 1-24 1-23 3-21 3-19 4-17 3-14 4-12 4-12-86 5-2 7-3 8-2 8-2 20-4 23-4 25-4 26-2 27-2z">
            <text:p/>
          </draw:path>
          <draw:path draw:style-name="gr5" draw:text-style-name="P5" draw:layer="layout" svg:width="0.489cm" svg:height="0.805cm" svg:x="6.73cm" svg:y="9.763cm" svg:viewBox="0 0 490 806" svg:d="M383 307v-25l-3-24-3-22-6-20-6-19-4-9-5-9-4-8-5-8-6-8-6-7-6-7-6-6-7-6-6-5-7-5-8-5-7-4-8-4-8-3-8-3-8-2-9-2-9-2-9-1-18-1h-21l-18 1-15 1-14 2-12 2-10 2-9 2-4 1-3 2v369l4 4 6 4 5 4 6 4 7 4 7 4 8 3 8 4 9 3 9 3 8 2 9 2 9 2 9 1h9 9 10l10-1 9-1 10-2 8-2 9-3 8-3 7-4 7-4 7-5 7-5 6-5 6-6 6-6 5-7 5-7 4-7 5-8 4-7 3-9 3-8 3-9 3-9 2-10 4-19 3-21 2-21zM490 307v16l-1 16-1 16-2 16-2 15-3 15-4 14-4 15-4 13-5 14-5 12-6 13-7 12-7 11-7 11-8 10-8 10-9 9-9 9-9 8-11 8-10 7-11 6-12 6-11 5-13 5-12 4-13 3-14 3-14 1-14 2h-14-12l-11-1-11-1-10-1-10-2-10-2-9-2-9-2-17-6-7-3-7-3-7-4-5-3-6-3-4-4v231h-105v-776l18-5 21-5 23-5 26-5 27-4 30-3 32-2 34-1h15l15 1 15 2 15 2 14 3 14 4 13 4 13 5 13 6 12 6 12 7 11 7 11 8 10 9 10 9 10 10 8 10 9 11 8 11 7 12 7 12 6 13 6 13 5 14 5 15 4 14 4 16 2 15 3 17 1 16 1 17z">
            <text:p/>
          </draw:path>
          <draw:path draw:style-name="gr5" draw:text-style-name="P5" draw:layer="layout" svg:width="0.522cm" svg:height="0.612cm" svg:x="7.325cm" svg:y="9.762cm" svg:viewBox="0 0 523 613" svg:d="M276 0l29 1 27 4 13 2 12 3 12 4 12 4 11 5 11 6 10 6 10 6 10 8 9 7 9 9 8 9 8 9 7 10 7 11 6 11 6 12 5 13 9 27 7 29 5 31 3 34 1 37v36h-418l2 22 4 21 5 19 7 18 4 9 4 8 5 8 5 7 5 7 6 7 6 6 7 6 6 6 8 6 7 5 8 4 8 4 9 4 18 7 20 5 20 4 23 2 23 1 27-1 25-1 22-3 11-2 10-2 18-4 16-5 7-3 7-2 6-2 5-3 14 88-5 3-6 3-8 2-8 3-18 5-23 6-13 3-13 2-27 3-28 3h-30-19l-18-1-17-2-17-3-17-3-15-4-16-5-14-5-14-6-14-7-12-7-13-8-11-8-11-9-11-9-9-10-10-10-8-11-8-11-7-12-7-12-6-13-6-14-5-13-5-15-3-14-4-15-2-15-2-15-2-16-1-16v-16-19l1-19 2-18 3-17 3-17 4-16 5-16 6-14 6-15 7-13 7-13 8-12 8-12 8-11 9-10 10-10 10-9 10-9 11-8 11-7 11-7 11-6 12-6 12-5 13-4 12-4 12-4 13-2 13-2 12-2 13-1zM417 250v-19l-2-17-3-16-4-15-6-14-3-7-4-7-3-6-5-6-4-6-5-5-5-5-5-5-5-5-6-4-6-4-6-4-6-3-6-3-7-2-6-3-7-1-8-2-14-2-16-1-9 1h-9l-9 1-8 2-8 2-8 2-8 3-7 3-8 4-7 4-6 4-7 4-6 5-6 5-6 5-5 6-6 6-5 5-4 7-5 6-4 7-4 6-3 7-3 7-3 8-3 7-3 7-2 8-2 7-1 8-2 7-1 8z">
            <text:p/>
          </draw:path>
          <draw:polygon draw:style-name="gr5" draw:text-style-name="P5" draw:layer="layout" svg:width="0.487cm" svg:height="0.78cm" svg:x="8.623cm" svg:y="9.594cm" svg:viewBox="0 0 488 781" draw:points="227,182 474,182 474,269 227,269 227,541 227,563 229,582 231,598 232,606 233,613 235,620 237,627 239,633 242,638 244,644 247,649 251,654 254,658 258,662 262,666 266,669 271,673 275,675 280,678 286,680 291,682 297,683 303,684 310,685 316,686 331,687 347,688 368,687 388,686 397,685 405,684 413,682 420,680 434,676 447,671 460,666 473,660 488,748 478,753 465,757 432,769 422,772 411,774 400,776 389,778 377,779 364,780 337,781 321,781 305,780 291,779 277,777 264,775 252,773 240,770 229,766 219,762 210,758 201,753 192,747 185,741 177,735 171,728 165,721 159,713 154,705 149,696 145,687 141,677 138,667 135,657 132,646 129,622 126,597 124,570 124,541 124,269 0,269 0,182 124,182 124,18 227,0">
            <text:p/>
          </draw:polygon>
          <draw:polygon draw:style-name="gr5" draw:text-style-name="P5" draw:layer="layout" svg:width="0.454cm" svg:height="0.874cm" svg:x="9.267cm" svg:y="9.487cm" svg:viewBox="0 0 455 875" draw:points="0,875 0,18 105,0 105,298 118,293 131,289 146,285 161,282 177,280 193,278 208,277 223,276 240,277 255,278 270,279 284,281 298,284 311,287 323,291 335,296 346,301 356,307 366,313 375,319 384,327 392,334 399,342 406,351 412,360 418,369 424,379 429,390 433,400 437,412 441,423 444,435 446,448 449,461 452,487 454,515 455,544 455,875 352,875 352,567 351,540 350,516 348,494 344,474 340,456 335,440 332,432 329,426 325,419 322,413 318,408 313,403 308,398 303,394 298,390 292,386 286,383 279,380 272,377 265,375 257,373 249,371 232,369 213,369 197,369 181,370 165,372 149,375 135,379 123,382 113,386 108,387 105,389 105,875">
            <text:p/>
          </draw:polygon>
          <draw:path draw:style-name="gr5" draw:text-style-name="P5" draw:layer="layout" svg:width="0.522cm" svg:height="0.612cm" svg:x="9.863cm" svg:y="9.762cm" svg:viewBox="0 0 523 613" svg:d="M276 0l29 1 27 4 13 2 12 3 12 4 12 4 11 5 11 6 10 6 10 6 10 8 9 7 9 9 8 9 8 9 7 10 7 11 6 11 6 12 5 13 9 27 7 29 5 31 3 34 1 37v36h-418l2 22 4 21 5 19 7 18 4 9 4 8 5 8 5 7 5 7 6 7 6 6 7 6 6 6 8 6 7 5 8 4 8 4 9 4 18 7 20 5 20 4 23 2 23 1 27-1 25-1 22-3 11-2 10-2 18-4 16-5 7-3 7-2 6-2 5-3 14 88-5 3-6 3-8 2-8 3-18 5-23 6-13 3-13 2-27 3-28 3h-30-19l-18-1-17-2-17-3-17-3-15-4-16-5-14-5-14-6-14-7-12-7-13-8-11-8-11-9-11-9-9-10-10-10-8-11-8-11-7-12-7-12-6-13-6-14-5-13-5-15-3-14-4-15-2-15-2-15-2-16-1-16v-16-19l1-19 2-18 3-17 3-17 4-16 5-16 6-14 6-15 7-13 7-13 8-12 8-12 8-11 9-10 10-10 10-9 10-9 11-8 11-7 11-7 11-6 12-6 12-5 13-4 12-4 12-4 13-2 13-2 12-2 13-1zM417 250v-19l-2-17-3-16-4-15-6-14-3-7-4-7-3-6-5-6-4-6-5-5-5-5-5-5-5-5-6-4-6-4-6-4-6-3-6-3-7-2-6-3-7-1-8-2-14-2-16-1-9 1h-9l-9 1-8 2-8 2-8 2-8 3-7 3-8 4-7 4-6 4-7 4-6 5-6 5-6 5-5 6-6 6-5 5-4 7-5 6-4 7-4 6-3 7-3 7-3 8-3 7-3 7-2 8-2 7-1 8-2 7-1 8z">
            <text:p/>
          </draw:path>
          <draw:polygon draw:style-name="gr5" draw:text-style-name="P5" draw:layer="layout" svg:width="0.416cm" svg:height="0.597cm" svg:x="11.217cm" svg:y="9.763cm" svg:viewBox="0 0 417 598" draw:points="0,598 0,44 32,34 64,25 97,17 129,11 162,6 194,3 227,1 260,0 280,0 299,1 318,2 337,3 355,5 375,8 396,12 417,16 398,109 379,103 360,99 343,96 327,94 311,93 295,92 278,91 260,91 240,91 221,92 202,94 182,96 163,99 143,103 103,112 103,598">
            <text:p/>
          </draw:polygon>
          <draw:path draw:style-name="gr5" draw:text-style-name="P5" draw:layer="layout" svg:width="0.529cm" svg:height="0.612cm" svg:x="11.766cm" svg:y="9.762cm" svg:viewBox="0 0 530 613" svg:d="M530 307l-1 17-1 17-1 16-2 16-3 15-3 15-4 15-5 14-5 14-6 13-6 13-6 12-8 12-7 12-8 10-9 11-9 10-9 9-10 8-11 9-10 7-12 7-11 6-12 6-13 5-12 5-13 4-14 3-13 2-14 2-14 1h-14-15l-13-1-14-2-13-2-13-3-13-4-13-5-12-5-12-6-11-6-11-7-11-7-10-9-10-8-10-9-9-10-8-11-8-10-8-12-7-12-7-12-6-13-5-13-5-14-5-14-4-15-3-15-3-15-2-16-2-16-1-17v-17-18l1-16 2-17 2-16 3-15 3-15 4-15 5-15 5-13 5-14 6-13 7-12 7-12 8-11 8-11 8-10 9-10 10-9 10-8 10-8 11-8 11-7 11-6 12-6 12-5 13-5 13-3 13-3 13-3 14-2 13-1h15 14l14 1 14 2 13 3 14 3 13 3 12 5 13 5 12 6 11 6 12 7 10 8 11 8 10 8 9 9 9 10 9 10 8 11 7 11 8 12 6 12 6 13 6 14 5 13 5 15 4 15 3 15 3 15 2 16 1 17 1 16zM422 307v-25l-2-23-4-21-4-20-6-19-8-18-8-16-5-8-5-7-6-7-6-7-6-6-6-6-6-5-7-4-7-5-7-3-7-4-8-3-8-2-8-2-8-2-9-1-8-1h-9-9l-9 1-8 1-9 2-8 2-7 2-8 3-7 4-7 3-7 5-6 4-7 5-6 6-6 6-5 7-6 7-5 7-4 8-9 16-7 18-6 19-5 20-3 21-2 23-1 25 1 24 2 22 3 22 5 20 6 19 7 17 9 16 4 8 5 7 6 7 5 7 6 6 6 6 7 5 6 4 7 5 7 4 7 3 8 3 7 2 8 2 9 2 8 1 9 1h9 9l8-1 9-1 8-2 8-2 8-2 8-3 7-3 7-4 7-5 7-4 6-5 6-6 6-6 6-7 6-7 5-7 5-8 8-16 8-17 6-19 4-20 4-22 2-22z">
            <text:p/>
          </draw:path>
          <draw:path draw:style-name="gr5" draw:text-style-name="P5" draw:layer="layout" svg:width="0.529cm" svg:height="0.612cm" svg:x="12.402cm" svg:y="9.762cm" svg:viewBox="0 0 530 613" svg:d="M530 307l-1 17-1 17-1 16-2 16-3 15-3 15-4 15-5 14-5 14-6 13-6 13-6 12-8 12-7 12-8 10-9 11-9 10-9 9-10 8-11 9-10 7-12 7-11 6-12 6-13 5-12 5-13 4-14 3-13 2-14 2-14 1h-14-15l-13-1-14-2-13-2-13-3-13-4-13-5-12-5-12-6-11-6-11-7-11-7-10-9-10-8-10-9-9-10-8-11-8-10-8-12-7-12-7-12-6-13-5-13-5-14-5-14-4-15-3-15-3-15-2-16-2-16-1-17v-17-18l1-16 2-17 2-16 3-15 3-15 4-15 5-15 5-13 5-14 6-13 7-12 7-12 8-11 8-11 8-10 9-10 10-9 10-8 10-8 11-8 11-7 11-6 12-6 12-5 13-5 13-3 13-3 13-3 14-2 13-1h15 14l14 1 14 2 13 3 14 3 13 3 12 5 13 5 12 6 11 6 12 7 10 8 11 8 10 8 9 9 9 10 9 10 8 11 7 11 8 12 6 12 6 13 6 14 5 13 5 15 4 15 3 15 3 15 2 16 1 17 1 16zM422 307v-25l-2-23-4-21-4-20-6-19-8-18-8-16-5-8-5-7-6-7-6-7-6-6-6-6-6-5-7-4-7-5-7-3-7-4-8-3-8-2-8-2-8-2-9-1-8-1h-9-9l-9 1-8 1-9 2-8 2-7 2-8 3-7 4-7 3-7 5-6 4-7 5-6 6-6 6-5 7-6 7-5 7-4 8-9 16-7 18-6 19-5 20-3 21-2 23-1 25 1 24 2 22 3 22 5 20 6 19 7 17 9 16 4 8 5 7 6 7 5 7 6 6 6 6 7 5 6 4 7 5 7 4 7 3 8 3 7 2 8 2 9 2 8 1 9 1h9 9l8-1 9-1 8-2 8-2 8-2 8-3 7-3 7-4 7-5 7-4 6-5 6-6 6-6 6-7 6-7 5-7 5-8 8-16 8-17 6-19 4-20 4-22 2-22z">
            <text:p/>
          </draw:path>
          <draw:polygon draw:style-name="gr5" draw:text-style-name="P5" draw:layer="layout" svg:width="0.532cm" svg:height="0.597cm" svg:x="13.037cm" svg:y="9.763cm" svg:viewBox="0 0 533 598" draw:points="0,29 19,22 37,16 55,11 73,7 91,4 109,2 126,0 142,0 152,0 160,1 169,2 178,3 186,4 195,6 203,8 211,11 219,14 227,17 234,20 241,24 248,29 254,34 260,39 266,44 280,34 294,25 308,17 322,11 337,6 352,3 367,1 382,0 390,0 397,1 404,2 412,3 419,4 426,6 433,9 439,11 446,14 453,18 459,21 465,26 471,30 477,35 482,40 487,45 492,51 497,57 502,64 506,71 510,78 514,86 517,94 521,102 524,111 526,120 528,129 530,139 532,149 533,160 533,170 533,182 533,598 439,598 439,179 438,168 438,158 436,148 434,139 431,131 429,127 427,123 425,120 423,116 421,113 419,110 413,104 411,102 408,99 405,97 402,95 399,93 396,92 393,90 389,89 386,88 383,87 379,87 376,86 372,86 368,86 364,86 361,86 357,87 353,88 349,89 345,90 341,92 337,93 333,95 329,98 325,100 321,103 317,106 313,110 310,113 306,117 308,125 310,132 311,140 312,148 313,164 314,182 314,372 219,372 219,180 219,170 219,160 217,150 216,141 214,133 212,125 209,118 206,111 204,108 202,105 199,102 197,100 194,98 191,96 188,94 185,92 182,91 178,89 174,88 170,87 161,86 151,86 145,86 138,87 132,87 125,89 117,90 110,92 102,95 95,97 95,598 0,598">
            <text:p/>
          </draw:polygon>
        </draw:g>
        <draw:frame draw:style-name="gr2" draw:text-style-name="P2" draw:layer="layout" svg:width="9.743cm" svg:height="0.874cm" svg:x="4.023cm" svg:y="10.632cm">
          <draw:image xlink:href="Pictures/100002010000170100000200C9DE89A7153B63D8.png" xlink:type="simple" xlink:show="embed" xlink:actuate="onLoad" loext:mime-type="image/png">
            <text:p/>
          </draw:image>
        </draw:frame>
        <draw:custom-shape draw:name="E Line" draw:style-name="gr6" draw:text-style-name="P6" xml:id="id2" draw:id="id2" draw:layer="layout" svg:width="1.2cm" svg:height="1.244cm" svg:x="5.04cm" svg:y="3.756cm">
          <text:p/>
          <draw:enhanced-geometry svg:viewBox="0 0 21600 21600" draw:type="rectangle" draw:enhanced-path="M 0 0 L 21600 0 21600 21600 0 21600 0 0 Z N"/>
        </draw:custom-shape>
        <draw:g draw:name="S Line" xml:id="id3" draw:id="id3">
          <draw:line draw:style-name="gr7" draw:text-style-name="P6" draw:layer="layout" svg:x1="13.176cm" svg:y1="2.571cm" svg:x2="14.972cm" svg:y2="4.371cm">
            <text:p/>
          </draw:line>
          <draw:line draw:style-name="gr7" draw:text-style-name="P6" draw:layer="layout" svg:x1="16.776cm" svg:y1="2.571cm" svg:x2="14.98cm" svg:y2="4.371cm">
            <text:p/>
          </draw:line>
        </draw:g>
        <draw:g draw:name="P Line" xml:id="id4" draw:id="id4">
          <draw:custom-shape draw:style-name="gr8" draw:text-style-name="P7" draw:layer="layout" svg:width="0.2cm" svg:height="0.2cm" svg:x="9.368cm" svg:y="5.03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6" draw:layer="layout" svg:x1="8.416cm" svg:y1="4.993cm" svg:x2="9.616cm" svg:y2="4.993cm">
            <text:p/>
          </draw:line>
          <draw:line draw:style-name="gr9" draw:text-style-name="P6" draw:layer="layout" svg:x1="9.616cm" svg:y1="6.188cm" svg:x2="9.616cm" svg:y2="4.994cm">
            <text:p/>
          </draw:line>
          <draw:custom-shape draw:style-name="gr10" draw:text-style-name="P8" draw:layer="layout" svg:width="0.2cm" svg:height="0.2cm" svg:x="9.269cm" svg:y="5.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seq presentation:node-type="main-sequence">
            <anim:par smil:begin="next">
              <anim:par smil:begin="0s">
                <anim:par smil:begin="0s" smil:fill="hold" presentation:node-type="on-click" presentation:preset-class="entrance" presentation:preset-id="ooo-entrance-wipe" presentation:preset-sub-type="from-left" presentation:preset-property="Direction">
                  <anim:set smil:begin="0s" smil:dur="0.001s" smil:fill="hold" smil:targetElement="id1" smil:attributeName="visibility" smil:to="visible"/>
                  <anim:transitionFilter smil:dur="0.5s" smil:targetElement="id1" smil:type="barWipe" smil:subtype="leftToRight"/>
                </anim:par>
              </anim:par>
            </anim:par>
            <anim:par smil:begin="next">
              <anim:par smil:begin="0s">
                <anim:par smil:begin="0s" smil:fill="hold" presentation:node-type="on-click" presentation:preset-class="entrance" presentation:preset-id="ooo-entrance-fade-in">
                  <anim:set smil:begin="0s" smil:dur="0.00025s" smil:fill="hold" smil:targetElement="id2" smil:attributeName="visibility" smil:to="visible"/>
                  <anim:transitionFilter smil:dur="0.5s" smil:targetElement="id2" smil:type="fade" smil:subtype="crossfade"/>
                </anim:par>
              </anim:par>
            </anim:par>
            <anim:par smil:begin="next">
              <anim:par smil:begin="0s">
                <anim:par smil:begin="0s" smil:fill="hold" smil:accelerate="0.5" smil:decelerate="0.5" presentation:node-type="on-click" presentation:preset-class="motion-path">
                  <anim:animateMotion smil:dur="0.5s" smil:fill="hold" smil:targetElement="id1" svg:path="M0.000257724861826712-6.99888017917133E-005c0.0278360552557908 0 0.0250775272574691 0 0.0250775272574691 0"/>
                </anim:par>
                <anim:par smil:begin="0s" smil:fill="hold" presentation:node-type="with-previous" presentation:preset-class="exit" presentation:preset-id="ooo-exit-fade-out">
                  <anim:transitionFilter smil:dur="0.5s" smil:targetElement="id2" smil:type="fade" smil:subtype="crossfade" smil:mode="out"/>
                  <anim:set smil:begin="0.49975s" smil:dur="0.00025s" smil:fill="hold" smil:targetElement="id2" smil:attributeName="visibility" smil:to="hidden"/>
                </anim:par>
              </anim:par>
            </anim:par>
            <anim:par smil:begin="next">
              <anim:par smil:begin="0s">
                <anim:par smil:begin="0s" smil:fill="hold" presentation:node-type="on-click" presentation:preset-class="entrance" presentation:preset-id="ooo-entrance-fade-in">
                  <anim:set smil:begin="0s" smil:dur="0.00025s" smil:fill="hold" smil:targetElement="id3" smil:attributeName="visibility" smil:to="visible"/>
                  <anim:transitionFilter smil:dur="0.5s" smil:targetElement="id3" smil:type="fade" smil:subtype="crossfade"/>
                </anim:par>
              </anim:par>
            </anim:par>
            <anim:par smil:begin="next">
              <anim:par smil:begin="0s">
                <anim:par smil:begin="0s" smil:fill="hold" smil:accelerate="0.5" smil:decelerate="0.5" presentation:node-type="on-click" presentation:preset-class="motion-path">
                  <anim:animateMotion smil:dur="0.5s" smil:fill="hold" smil:targetElement="id1" svg:path="M0.0253339546947561-6.99888017917133E-005h0.075276972500253"/>
                </anim:par>
                <anim:par smil:begin="0s" smil:fill="hold" presentation:node-type="with-previous" presentation:preset-class="exit" presentation:preset-id="ooo-exit-fade-out">
                  <anim:transitionFilter smil:dur="0.5s" smil:targetElement="id3" smil:type="fade" smil:subtype="crossfade" smil:mode="out"/>
                  <anim:set smil:begin="0.49975s" smil:dur="0.00025s" smil:fill="hold" smil:targetElement="id3" smil:attributeName="visibility" smil:to="hidden"/>
                </anim:par>
              </anim:par>
            </anim:par>
            <anim:par smil:begin="next">
              <anim:par smil:begin="0s">
                <anim:par smil:begin="0s" smil:fill="hold" presentation:node-type="on-click" presentation:preset-class="entrance" presentation:preset-id="ooo-entrance-fade-in">
                  <anim:set smil:begin="0s" smil:dur="0.00025s" smil:fill="hold" smil:targetElement="id4" smil:attributeName="visibility" smil:to="visible"/>
                  <anim:transitionFilter smil:dur="0.5s" smil:targetElement="id4" smil:type="fade" smil:subtype="crossfade"/>
                </anim:par>
              </anim:par>
            </anim:par>
            <anim:par smil:begin="next">
              <anim:par smil:begin="0s">
                <anim:par smil:begin="0s" smil:fill="hold" presentation:node-type="on-click" presentation:preset-class="exit" presentation:preset-id="ooo-exit-fade-out">
                  <anim:transitionFilter smil:dur="0.5s" smil:targetElement="id1" smil:type="fade" smil:subtype="crossfade" smil:mode="out"/>
                  <anim:set smil:begin="0.49975s" smil:dur="0.00025s" smil:fill="hold" smil:targetElement="id1" smil:attributeName="visibility" smil:to="hidden"/>
                </anim:par>
                <anim:par smil:begin="0s" smil:fill="hold" presentation:node-type="with-previous" presentation:preset-class="exit" presentation:preset-id="ooo-exit-fade-out">
                  <anim:transitionFilter smil:dur="0.5s" smil:targetElement="id4" smil:type="fade" smil:subtype="crossfade" smil:mode="out"/>
                  <anim:set smil:begin="0.49975s" smil:dur="0.00025s" smil:fill="hold" smil:targetElement="id4" smil:attributeName="visibility" smil:to="hidden"/>
                </anim:par>
              </anim:par>
            </anim:par>
          </anim:seq>
        </anim:par>
        <presentation:notes draw:style-name="dp2">
          <draw:page-thumbnail draw:name="Google Shape;51;p:notes" draw:style-name="gr11" draw:layer="layout" svg:width="16.933cm" svg:height="9.524cm" svg:x="1.059cm" svg:y="1.905cm" draw:page-number="1" presentation:class="page"/>
          <draw:frame draw:name="Google Shape;52;p:notes" presentation:style-name="pr1" draw:text-style-name="P9"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Ubuntu Mono1" svg:font-family="'Ubuntu Mono'" style:font-pitch="fixed"/>
    <style:font-face style:name="Arial" svg:font-family="Arial" style:font-pitch="variable"/>
    <style:font-face style:name="DejaVu Sans" svg:font-family="'DejaVu Sans'" style:font-pitch="variable"/>
    <style:font-face style:name="Liberation Sans2" svg:font-family="'Liberation Sans'" style:font-pitch="variable"/>
    <style:font-face style:name="Liberation Serif" svg:font-family="'Liberation Serif'" style:font-pitch="variable"/>
    <style:font-face style:name="Linux Libertine G1" svg:font-family="'Linux Libertine G'" style:font-pitch="variable"/>
    <style:font-face style:name="Ubuntu Mono" svg:font-family="'Ubuntu Mono'"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Open Sans Light" svg:font-family="'Open Sans Light'" style:font-family-generic="swiss" style:font-pitch="variable"/>
    <style:font-face style:name="Arial3" svg:font-family="Arial" style:font-family-generic="system" style:font-pitch="variable"/>
    <style:font-face style:name="DejaVu Sans1" svg:font-family="'DejaVu Sans'" style:font-family-generic="system"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7" draw:display-name="Gradient 7" draw:style="linear" draw:start-color="#b2d8ff" draw:end-color="#ceffc1" draw:start-intensity="100%" draw:end-intensity="100%" draw:angle="0" draw:border="0%"/>
    <draw:gradient draw:name="Shapes" draw:style="rectangular" draw:cx="50%" draw:cy="50%" draw:start-color="#cccccc" draw:end-color="#ffffff" draw:start-intensity="100%" draw:end-intensity="100%" draw:angle="0" draw:border="0%"/>
    <draw:marker draw:name="_3f_" draw:display-name="?" svg:viewBox="0 0 20 30" svg:d="M20 0h-20l10 30z"/>
    <draw:marker draw:name="Arrow" svg:viewBox="0 0 20 30" svg:d="M10 0l-10 30h20z"/>
    <draw:marker draw:name="Arrowheads_20_14" draw:display-name="Arrowheads 14" svg:viewBox="0 0 20 30" svg:d="M10 0l-10 30h20z"/>
    <draw:marker draw:name="Arrowheads_20_20" draw:display-name="Arrowheads 20" svg:viewBox="0 0 20 30" svg:d="M10 0l-10 30h20z"/>
    <draw:stroke-dash draw:name="_3f_" draw:display-name="?" draw:style="rect" draw:dots1="1" draw:dots1-length="0.08cm" draw:dots2="1" draw:dots2-length="0.08cm" draw:distance="0.08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US" style:font-name-asian="DejaVu Sans1"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21212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212121"/>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6" style:family="paragraph">
      <loext:graphic-properties draw:fill="none" draw:fill-color="#ffffff"/>
      <style:paragraph-properties fo:text-align="start" style:writing-mode="lr-tb"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adadad"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2"><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dc:date>2020-08-12T17:44:05.203733211</dc:date>
    <meta:editing-duration>P2DT20H26M31S</meta:editing-duration>
    <meta:editing-cycles>8</meta:editing-cycles>
    <meta:document-statistic meta:object-count="60"/>
  </office:meta>
</office:document-meta>
</file>